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9fbeb88033cf0a6d2675f432f016c76" style:family="table-column">
      <style:table-column-properties fo:break-before="auto" style:use-optimal-column-width="false" style:column-width="6cm"/>
    </style:style>
    <style:style style:name="odsStyleTableColumn-669a4d528a66516591f19a9e2de8552b" style:family="table-column">
      <style:table-column-properties fo:break-before="auto" style:use-optimal-column-width="false" style:column-width="5cm"/>
    </style:style>
    <style:style style:name="odsStyleTableColumn-6df73e627af662ba476d79e498278751" style:family="table-column">
      <style:table-column-properties fo:break-before="auto" style:use-optimal-column-width="false" style:column-width="3cm"/>
    </style:style>
    <style:style style:name="odsStyleTableCell-d67de173b96cd08ef69a9ab565c53dc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79ab76249e2dc30406975332429a7d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e1312765078d2d7b6307410edffdfc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84bcfd3c5a9b29d5613d90313cbf83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28c626abae40f29ca4c0638c8aeab2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d6ba42c79aae3ee02b04d7adcfc7729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9fbeb88033cf0a6d2675f432f016c76" table:default-cell-style-name="Default"/>
        <table:table-column table:style-name="odsStyleTableColumn-669a4d528a66516591f19a9e2de8552b" table:default-cell-style-name="Default"/>
        <table:table-column table:style-name="odsStyleTableColumn-6df73e627af662ba476d79e498278751" table:default-cell-style-name="Default"/>
        <table:table-column table:style-name="odsStyleTableColumn-6df73e627af662ba476d79e498278751" table:default-cell-style-name="Default"/>
        <table:table-column table:style-name="odsStyleTableColumn-6df73e627af662ba476d79e49827875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67de173b96cd08ef69a9ab565c53dc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79ab76249e2dc30406975332429a7d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79ab76249e2dc30406975332429a7d5" table:number-columns-spanned="5" table:number-rows-spanned="1" office:value-type="string">
            <text:p>TABLA No. 35-24</text:p>
          </table:table-cell>
          <table:covered-table-cell table:number-columns-repeated="4"/>
        </table:table-row>
        <table:table-row table:style-name="ro1">
          <table:table-cell table:style-name="odsStyleTableCell-c79ab76249e2dc30406975332429a7d5" table:number-columns-spanned="5" table:number-rows-spanned="1" office:value-type="string">
            <text:p>TABLA DE COTIZACIONES DEL 22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79ab76249e2dc30406975332429a7d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e1312765078d2d7b6307410edffdfcb" office:value-type="string">
            <text:p>PAIS</text:p>
          </table:table-cell>
          <table:table-cell table:style-name="odsStyleTableCell-1e1312765078d2d7b6307410edffdfcb" office:value-type="string">
            <text:p>UNIDAD MONETARIA</text:p>
          </table:table-cell>
          <table:table-cell table:style-name="odsStyleTableCell-1e1312765078d2d7b6307410edffdfcb" office:value-type="string">
            <text:p>MONEDA</text:p>
          </table:table-cell>
          <table:table-cell table:style-name="odsStyleTableCell-1e1312765078d2d7b6307410edffdfcb" office:value-type="string">
            <text:p>TIPO DE CAMBIO EN Bs POR UNIDAD DE MONEDA EXTRANJERA</text:p>
          </table:table-cell>
          <table:table-cell table:style-name="odsStyleTableCell-1e1312765078d2d7b6307410edffdfcb" office:value-type="string">
            <text:p>TIPO DE CAMBIO EN M.E.</text:p>
          </table:table-cell>
        </table:table-row>
        <table:table-row table:style-name="ro1">
          <table:table-cell table:style-name="odsStyleTableCell-184bcfd3c5a9b29d5613d90313cbf839" office:value-type="string">
            <text:p>ESTADOS UNIDOS</text:p>
          </table:table-cell>
          <table:table-cell table:style-name="odsStyleTableCell-184bcfd3c5a9b29d5613d90313cbf839" office:value-type="string">
            <text:p>DOLAR VENTA</text:p>
          </table:table-cell>
          <table:table-cell table:style-name="odsStyleTableCell-184bcfd3c5a9b29d5613d90313cbf839" office:value-type="string">
            <text:p>USD.VENTA</text:p>
          </table:table-cell>
          <table:table-cell table:style-name="odsStyleTableCell-328c626abae40f29ca4c0638c8aeab25" office:value-type="string">
            <text:p>6.96000</text:p>
          </table:table-cell>
          <table:table-cell table:style-name="odsStyleTableCell-328c626abae40f29ca4c0638c8aeab25" office:value-type="string">
            <text:p/>
          </table:table-cell>
        </table:table-row>
        <table:table-row table:style-name="ro1">
          <table:table-cell table:style-name="odsStyleTableCell-184bcfd3c5a9b29d5613d90313cbf839" office:value-type="string">
            <text:p>ESTADOS UNIDOS</text:p>
          </table:table-cell>
          <table:table-cell table:style-name="odsStyleTableCell-184bcfd3c5a9b29d5613d90313cbf839" office:value-type="string">
            <text:p>DOLAR COMPRA</text:p>
          </table:table-cell>
          <table:table-cell table:style-name="odsStyleTableCell-184bcfd3c5a9b29d5613d90313cbf839" office:value-type="string">
            <text:p>USD.COMPRA</text:p>
          </table:table-cell>
          <table:table-cell table:style-name="odsStyleTableCell-328c626abae40f29ca4c0638c8aeab25" office:value-type="string">
            <text:p>6.86000</text:p>
          </table:table-cell>
          <table:table-cell table:style-name="odsStyleTableCell-328c626abae40f29ca4c0638c8aeab25" office:value-type="string">
            <text:p/>
          </table:table-cell>
        </table:table-row>
        <table:table-row table:style-name="ro1">
          <table:table-cell table:style-name="odsStyleTableCell-184bcfd3c5a9b29d5613d90313cbf839" office:value-type="string">
            <text:p>UNION EUROPEA</text:p>
          </table:table-cell>
          <table:table-cell table:style-name="odsStyleTableCell-184bcfd3c5a9b29d5613d90313cbf839" office:value-type="string">
            <text:p>EURO</text:p>
          </table:table-cell>
          <table:table-cell table:style-name="odsStyleTableCell-184bcfd3c5a9b29d5613d90313cbf839" office:value-type="string">
            <text:p>EUR</text:p>
          </table:table-cell>
          <table:table-cell table:style-name="odsStyleTableCell-328c626abae40f29ca4c0638c8aeab25" office:value-type="string">
            <text:p>7.41157</text:p>
          </table:table-cell>
          <table:table-cell table:style-name="odsStyleTableCell-328c626abae40f29ca4c0638c8aeab25" office:value-type="string">
            <text:p>0.92558</text:p>
          </table:table-cell>
        </table:table-row>
        <table:table-row table:style-name="ro1">
          <table:table-cell table:style-name="odsStyleTableCell-184bcfd3c5a9b29d5613d90313cbf839" office:value-type="string">
            <text:p>JAPON</text:p>
          </table:table-cell>
          <table:table-cell table:style-name="odsStyleTableCell-184bcfd3c5a9b29d5613d90313cbf839" office:value-type="string">
            <text:p>YEN</text:p>
          </table:table-cell>
          <table:table-cell table:style-name="odsStyleTableCell-184bcfd3c5a9b29d5613d90313cbf839" office:value-type="string">
            <text:p>JPY</text:p>
          </table:table-cell>
          <table:table-cell table:style-name="odsStyleTableCell-328c626abae40f29ca4c0638c8aeab25" office:value-type="string">
            <text:p>0.04562</text:p>
          </table:table-cell>
          <table:table-cell table:style-name="odsStyleTableCell-328c626abae40f29ca4c0638c8aeab25" office:value-type="string">
            <text:p>150.37000</text:p>
          </table:table-cell>
        </table:table-row>
        <table:table-row table:style-name="ro1">
          <table:table-cell table:style-name="odsStyleTableCell-184bcfd3c5a9b29d5613d90313cbf839" office:value-type="string">
            <text:p>ARABIA SAUDITA</text:p>
          </table:table-cell>
          <table:table-cell table:style-name="odsStyleTableCell-184bcfd3c5a9b29d5613d90313cbf839" office:value-type="string">
            <text:p>RIYAL SAUDÍ</text:p>
          </table:table-cell>
          <table:table-cell table:style-name="odsStyleTableCell-184bcfd3c5a9b29d5613d90313cbf839" office:value-type="string">
            <text:p>SAR</text:p>
          </table:table-cell>
          <table:table-cell table:style-name="odsStyleTableCell-328c626abae40f29ca4c0638c8aeab25" office:value-type="string">
            <text:p>1.82909</text:p>
          </table:table-cell>
          <table:table-cell table:style-name="odsStyleTableCell-328c626abae40f29ca4c0638c8aeab25" office:value-type="string">
            <text:p>3.75050</text:p>
          </table:table-cell>
        </table:table-row>
        <table:table-row table:style-name="ro1">
          <table:table-cell table:style-name="odsStyleTableCell-184bcfd3c5a9b29d5613d90313cbf839" office:value-type="string">
            <text:p>ARGELIA</text:p>
          </table:table-cell>
          <table:table-cell table:style-name="odsStyleTableCell-184bcfd3c5a9b29d5613d90313cbf839" office:value-type="string">
            <text:p>DINAR ARGELINO</text:p>
          </table:table-cell>
          <table:table-cell table:style-name="odsStyleTableCell-184bcfd3c5a9b29d5613d90313cbf839" office:value-type="string">
            <text:p>DZD</text:p>
          </table:table-cell>
          <table:table-cell table:style-name="odsStyleTableCell-328c626abae40f29ca4c0638c8aeab25" office:value-type="string">
            <text:p>0.05103</text:p>
          </table:table-cell>
          <table:table-cell table:style-name="odsStyleTableCell-328c626abae40f29ca4c0638c8aeab25" office:value-type="string">
            <text:p>134.43390</text:p>
          </table:table-cell>
        </table:table-row>
        <table:table-row table:style-name="ro1">
          <table:table-cell table:style-name="odsStyleTableCell-184bcfd3c5a9b29d5613d90313cbf839" office:value-type="string">
            <text:p>ARGENTINA</text:p>
          </table:table-cell>
          <table:table-cell table:style-name="odsStyleTableCell-184bcfd3c5a9b29d5613d90313cbf839" office:value-type="string">
            <text:p>PESO</text:p>
          </table:table-cell>
          <table:table-cell table:style-name="odsStyleTableCell-184bcfd3c5a9b29d5613d90313cbf839" office:value-type="string">
            <text:p>ARS</text:p>
          </table:table-cell>
          <table:table-cell table:style-name="odsStyleTableCell-328c626abae40f29ca4c0638c8aeab25" office:value-type="string">
            <text:p>0.00819</text:p>
          </table:table-cell>
          <table:table-cell table:style-name="odsStyleTableCell-328c626abae40f29ca4c0638c8aeab25" office:value-type="string">
            <text:p>837.84990</text:p>
          </table:table-cell>
        </table:table-row>
        <table:table-row table:style-name="ro1">
          <table:table-cell table:style-name="odsStyleTableCell-184bcfd3c5a9b29d5613d90313cbf839" office:value-type="string">
            <text:p>AUSTRALIA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AUD</text:p>
          </table:table-cell>
          <table:table-cell table:style-name="odsStyleTableCell-328c626abae40f29ca4c0638c8aeab25" office:value-type="string">
            <text:p>4.48439</text:p>
          </table:table-cell>
          <table:table-cell table:style-name="odsStyleTableCell-328c626abae40f29ca4c0638c8aeab25" office:value-type="string">
            <text:p>1.52975</text:p>
          </table:table-cell>
        </table:table-row>
        <table:table-row table:style-name="ro1">
          <table:table-cell table:style-name="odsStyleTableCell-184bcfd3c5a9b29d5613d90313cbf839" office:value-type="string">
            <text:p>BRASIL</text:p>
          </table:table-cell>
          <table:table-cell table:style-name="odsStyleTableCell-184bcfd3c5a9b29d5613d90313cbf839" office:value-type="string">
            <text:p>REAL</text:p>
          </table:table-cell>
          <table:table-cell table:style-name="odsStyleTableCell-184bcfd3c5a9b29d5613d90313cbf839" office:value-type="string">
            <text:p>BRL</text:p>
          </table:table-cell>
          <table:table-cell table:style-name="odsStyleTableCell-328c626abae40f29ca4c0638c8aeab25" office:value-type="string">
            <text:p>1.38852</text:p>
          </table:table-cell>
          <table:table-cell table:style-name="odsStyleTableCell-328c626abae40f29ca4c0638c8aeab25" office:value-type="string">
            <text:p>4.94050</text:p>
          </table:table-cell>
        </table:table-row>
        <table:table-row table:style-name="ro1">
          <table:table-cell table:style-name="odsStyleTableCell-184bcfd3c5a9b29d5613d90313cbf839" office:value-type="string">
            <text:p>CANADA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CAD</text:p>
          </table:table-cell>
          <table:table-cell table:style-name="odsStyleTableCell-328c626abae40f29ca4c0638c8aeab25" office:value-type="string">
            <text:p>5.07622</text:p>
          </table:table-cell>
          <table:table-cell table:style-name="odsStyleTableCell-328c626abae40f29ca4c0638c8aeab25" office:value-type="string">
            <text:p>1.35140</text:p>
          </table:table-cell>
        </table:table-row>
        <table:table-row table:style-name="ro1">
          <table:table-cell table:style-name="odsStyleTableCell-184bcfd3c5a9b29d5613d90313cbf839" office:value-type="string">
            <text:p>CHILE</text:p>
          </table:table-cell>
          <table:table-cell table:style-name="odsStyleTableCell-184bcfd3c5a9b29d5613d90313cbf839" office:value-type="string">
            <text:p>PESO</text:p>
          </table:table-cell>
          <table:table-cell table:style-name="odsStyleTableCell-184bcfd3c5a9b29d5613d90313cbf839" office:value-type="string">
            <text:p>CLP</text:p>
          </table:table-cell>
          <table:table-cell table:style-name="odsStyleTableCell-328c626abae40f29ca4c0638c8aeab25" office:value-type="string">
            <text:p>0.00706</text:p>
          </table:table-cell>
          <table:table-cell table:style-name="odsStyleTableCell-328c626abae40f29ca4c0638c8aeab25" office:value-type="string">
            <text:p>971.97000</text:p>
          </table:table-cell>
        </table:table-row>
        <table:table-row table:style-name="ro1">
          <table:table-cell table:style-name="odsStyleTableCell-184bcfd3c5a9b29d5613d90313cbf839" office:value-type="string">
            <text:p>COLOMBIA</text:p>
          </table:table-cell>
          <table:table-cell table:style-name="odsStyleTableCell-184bcfd3c5a9b29d5613d90313cbf839" office:value-type="string">
            <text:p>PESO</text:p>
          </table:table-cell>
          <table:table-cell table:style-name="odsStyleTableCell-184bcfd3c5a9b29d5613d90313cbf839" office:value-type="string">
            <text:p>COP</text:p>
          </table:table-cell>
          <table:table-cell table:style-name="odsStyleTableCell-328c626abae40f29ca4c0638c8aeab25" office:value-type="string">
            <text:p>0.00175</text:p>
          </table:table-cell>
          <table:table-cell table:style-name="odsStyleTableCell-328c626abae40f29ca4c0638c8aeab25" office:value-type="string">
            <text:p>3,925.42000</text:p>
          </table:table-cell>
        </table:table-row>
        <table:table-row table:style-name="ro1">
          <table:table-cell table:style-name="odsStyleTableCell-184bcfd3c5a9b29d5613d90313cbf839" office:value-type="string">
            <text:p>COREA DEL SUR</text:p>
          </table:table-cell>
          <table:table-cell table:style-name="odsStyleTableCell-184bcfd3c5a9b29d5613d90313cbf839" office:value-type="string">
            <text:p>WON</text:p>
          </table:table-cell>
          <table:table-cell table:style-name="odsStyleTableCell-184bcfd3c5a9b29d5613d90313cbf839" office:value-type="string">
            <text:p>KRW</text:p>
          </table:table-cell>
          <table:table-cell table:style-name="odsStyleTableCell-328c626abae40f29ca4c0638c8aeab25" office:value-type="string">
            <text:p>0.00514</text:p>
          </table:table-cell>
          <table:table-cell table:style-name="odsStyleTableCell-328c626abae40f29ca4c0638c8aeab25" office:value-type="string">
            <text:p>1,334.60000</text:p>
          </table:table-cell>
        </table:table-row>
        <table:table-row table:style-name="ro1">
          <table:table-cell table:style-name="odsStyleTableCell-184bcfd3c5a9b29d5613d90313cbf839" office:value-type="string">
            <text:p>COSTA RICA</text:p>
          </table:table-cell>
          <table:table-cell table:style-name="odsStyleTableCell-184bcfd3c5a9b29d5613d90313cbf839" office:value-type="string">
            <text:p>COLON COSTARRICENSE</text:p>
          </table:table-cell>
          <table:table-cell table:style-name="odsStyleTableCell-184bcfd3c5a9b29d5613d90313cbf839" office:value-type="string">
            <text:p>CRC</text:p>
          </table:table-cell>
          <table:table-cell table:style-name="odsStyleTableCell-328c626abae40f29ca4c0638c8aeab25" office:value-type="string">
            <text:p>0.01330</text:p>
          </table:table-cell>
          <table:table-cell table:style-name="odsStyleTableCell-328c626abae40f29ca4c0638c8aeab25" office:value-type="string">
            <text:p>515.68000</text:p>
          </table:table-cell>
        </table:table-row>
        <table:table-row table:style-name="ro1">
          <table:table-cell table:style-name="odsStyleTableCell-184bcfd3c5a9b29d5613d90313cbf839" office:value-type="string">
            <text:p>REPUBLICA CHECA</text:p>
          </table:table-cell>
          <table:table-cell table:style-name="odsStyleTableCell-184bcfd3c5a9b29d5613d90313cbf839" office:value-type="string">
            <text:p>CORONA CHECA</text:p>
          </table:table-cell>
          <table:table-cell table:style-name="odsStyleTableCell-184bcfd3c5a9b29d5613d90313cbf839" office:value-type="string">
            <text:p>CZK</text:p>
          </table:table-cell>
          <table:table-cell table:style-name="odsStyleTableCell-328c626abae40f29ca4c0638c8aeab25" office:value-type="string">
            <text:p>0.29265</text:p>
          </table:table-cell>
          <table:table-cell table:style-name="odsStyleTableCell-328c626abae40f29ca4c0638c8aeab25" office:value-type="string">
            <text:p>23.44120</text:p>
          </table:table-cell>
        </table:table-row>
        <table:table-row table:style-name="ro1">
          <table:table-cell table:style-name="odsStyleTableCell-184bcfd3c5a9b29d5613d90313cbf839" office:value-type="string">
            <text:p>DINAMARCA</text:p>
          </table:table-cell>
          <table:table-cell table:style-name="odsStyleTableCell-184bcfd3c5a9b29d5613d90313cbf839" office:value-type="string">
            <text:p>CORONA</text:p>
          </table:table-cell>
          <table:table-cell table:style-name="odsStyleTableCell-184bcfd3c5a9b29d5613d90313cbf839" office:value-type="string">
            <text:p>DKK</text:p>
          </table:table-cell>
          <table:table-cell table:style-name="odsStyleTableCell-328c626abae40f29ca4c0638c8aeab25" office:value-type="string">
            <text:p>0.99419</text:p>
          </table:table-cell>
          <table:table-cell table:style-name="odsStyleTableCell-328c626abae40f29ca4c0638c8aeab25" office:value-type="string">
            <text:p>6.90010</text:p>
          </table:table-cell>
        </table:table-row>
        <table:table-row table:style-name="ro1">
          <table:table-cell table:style-name="odsStyleTableCell-184bcfd3c5a9b29d5613d90313cbf839" office:value-type="string">
            <text:p>ECUADOR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USD</text:p>
          </table:table-cell>
          <table:table-cell table:style-name="odsStyleTableCell-328c626abae40f29ca4c0638c8aeab25" office:value-type="string">
            <text:p>6.86000</text:p>
          </table:table-cell>
          <table:table-cell table:style-name="odsStyleTableCell-328c626abae40f29ca4c0638c8aeab25" office:value-type="string">
            <text:p>1.00000</text:p>
          </table:table-cell>
        </table:table-row>
        <table:table-row table:style-name="ro1">
          <table:table-cell table:style-name="odsStyleTableCell-184bcfd3c5a9b29d5613d90313cbf839" office:value-type="string">
            <text:p>EMIRATOS ARABES</text:p>
          </table:table-cell>
          <table:table-cell table:style-name="odsStyleTableCell-184bcfd3c5a9b29d5613d90313cbf839" office:value-type="string">
            <text:p>DIRHAM</text:p>
          </table:table-cell>
          <table:table-cell table:style-name="odsStyleTableCell-184bcfd3c5a9b29d5613d90313cbf839" office:value-type="string">
            <text:p>AED</text:p>
          </table:table-cell>
          <table:table-cell table:style-name="odsStyleTableCell-328c626abae40f29ca4c0638c8aeab25" office:value-type="string">
            <text:p>1.86778</text:p>
          </table:table-cell>
          <table:table-cell table:style-name="odsStyleTableCell-328c626abae40f29ca4c0638c8aeab25" office:value-type="string">
            <text:p>3.67280</text:p>
          </table:table-cell>
        </table:table-row>
        <table:table-row table:style-name="ro1">
          <table:table-cell table:style-name="odsStyleTableCell-184bcfd3c5a9b29d5613d90313cbf839" office:value-type="string">
            <text:p>FILIPINAS</text:p>
          </table:table-cell>
          <table:table-cell table:style-name="odsStyleTableCell-184bcfd3c5a9b29d5613d90313cbf839" office:value-type="string">
            <text:p>PESO FILIPINO</text:p>
          </table:table-cell>
          <table:table-cell table:style-name="odsStyleTableCell-184bcfd3c5a9b29d5613d90313cbf839" office:value-type="string">
            <text:p>PHP</text:p>
          </table:table-cell>
          <table:table-cell table:style-name="odsStyleTableCell-328c626abae40f29ca4c0638c8aeab25" office:value-type="string">
            <text:p>0.12259</text:p>
          </table:table-cell>
          <table:table-cell table:style-name="odsStyleTableCell-328c626abae40f29ca4c0638c8aeab25" office:value-type="string">
            <text:p>55.96000</text:p>
          </table:table-cell>
        </table:table-row>
        <table:table-row table:style-name="ro1">
          <table:table-cell table:style-name="odsStyleTableCell-184bcfd3c5a9b29d5613d90313cbf839" office:value-type="string">
            <text:p>HAITÍ</text:p>
          </table:table-cell>
          <table:table-cell table:style-name="odsStyleTableCell-184bcfd3c5a9b29d5613d90313cbf839" office:value-type="string">
            <text:p>GOURDE</text:p>
          </table:table-cell>
          <table:table-cell table:style-name="odsStyleTableCell-184bcfd3c5a9b29d5613d90313cbf839" office:value-type="string">
            <text:p>HTG</text:p>
          </table:table-cell>
          <table:table-cell table:style-name="odsStyleTableCell-328c626abae40f29ca4c0638c8aeab25" office:value-type="string">
            <text:p>0.05215</text:p>
          </table:table-cell>
          <table:table-cell table:style-name="odsStyleTableCell-328c626abae40f29ca4c0638c8aeab25" office:value-type="string">
            <text:p>131.55160</text:p>
          </table:table-cell>
        </table:table-row>
        <table:table-row table:style-name="ro1">
          <table:table-cell table:style-name="odsStyleTableCell-184bcfd3c5a9b29d5613d90313cbf839" office:value-type="string">
            <text:p>HONG KONG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HKD</text:p>
          </table:table-cell>
          <table:table-cell table:style-name="odsStyleTableCell-328c626abae40f29ca4c0638c8aeab25" office:value-type="string">
            <text:p>0.87711</text:p>
          </table:table-cell>
          <table:table-cell table:style-name="odsStyleTableCell-328c626abae40f29ca4c0638c8aeab25" office:value-type="string">
            <text:p>7.82110</text:p>
          </table:table-cell>
        </table:table-row>
        <table:table-row table:style-name="ro1">
          <table:table-cell table:style-name="odsStyleTableCell-184bcfd3c5a9b29d5613d90313cbf839" office:value-type="string">
            <text:p>INDIA</text:p>
          </table:table-cell>
          <table:table-cell table:style-name="odsStyleTableCell-184bcfd3c5a9b29d5613d90313cbf839" office:value-type="string">
            <text:p>RUPIA</text:p>
          </table:table-cell>
          <table:table-cell table:style-name="odsStyleTableCell-184bcfd3c5a9b29d5613d90313cbf839" office:value-type="string">
            <text:p>INR</text:p>
          </table:table-cell>
          <table:table-cell table:style-name="odsStyleTableCell-328c626abae40f29ca4c0638c8aeab25" office:value-type="string">
            <text:p>0.08268</text:p>
          </table:table-cell>
          <table:table-cell table:style-name="odsStyleTableCell-328c626abae40f29ca4c0638c8aeab25" office:value-type="string">
            <text:p>82.97130</text:p>
          </table:table-cell>
        </table:table-row>
        <table:table-row table:style-name="ro1">
          <table:table-cell table:style-name="odsStyleTableCell-184bcfd3c5a9b29d5613d90313cbf839" office:value-type="string">
            <text:p>INDONESIA</text:p>
          </table:table-cell>
          <table:table-cell table:style-name="odsStyleTableCell-184bcfd3c5a9b29d5613d90313cbf839" office:value-type="string">
            <text:p>RUPIA INDONESIA</text:p>
          </table:table-cell>
          <table:table-cell table:style-name="odsStyleTableCell-184bcfd3c5a9b29d5613d90313cbf839" office:value-type="string">
            <text:p>IDR</text:p>
          </table:table-cell>
          <table:table-cell table:style-name="odsStyleTableCell-328c626abae40f29ca4c0638c8aeab25" office:value-type="string">
            <text:p>0.00044</text:p>
          </table:table-cell>
          <table:table-cell table:style-name="odsStyleTableCell-328c626abae40f29ca4c0638c8aeab25" office:value-type="string">
            <text:p>15,635.00000</text:p>
          </table:table-cell>
        </table:table-row>
        <table:table-row table:style-name="ro1">
          <table:table-cell table:style-name="odsStyleTableCell-184bcfd3c5a9b29d5613d90313cbf839" office:value-type="string">
            <text:p>ISRAEL</text:p>
          </table:table-cell>
          <table:table-cell table:style-name="odsStyleTableCell-184bcfd3c5a9b29d5613d90313cbf839" office:value-type="string">
            <text:p>NUEVO SÉQUEL</text:p>
          </table:table-cell>
          <table:table-cell table:style-name="odsStyleTableCell-184bcfd3c5a9b29d5613d90313cbf839" office:value-type="string">
            <text:p>ILS</text:p>
          </table:table-cell>
          <table:table-cell table:style-name="odsStyleTableCell-328c626abae40f29ca4c0638c8aeab25" office:value-type="string">
            <text:p>1.86743</text:p>
          </table:table-cell>
          <table:table-cell table:style-name="odsStyleTableCell-328c626abae40f29ca4c0638c8aeab25" office:value-type="string">
            <text:p>3.67350</text:p>
          </table:table-cell>
        </table:table-row>
        <table:table-row table:style-name="ro1">
          <table:table-cell table:style-name="odsStyleTableCell-184bcfd3c5a9b29d5613d90313cbf839" office:value-type="string">
            <text:p>MALASIA</text:p>
          </table:table-cell>
          <table:table-cell table:style-name="odsStyleTableCell-184bcfd3c5a9b29d5613d90313cbf839" office:value-type="string">
            <text:p>RINGGIT MALAYO</text:p>
          </table:table-cell>
          <table:table-cell table:style-name="odsStyleTableCell-184bcfd3c5a9b29d5613d90313cbf839" office:value-type="string">
            <text:p>MYR</text:p>
          </table:table-cell>
          <table:table-cell table:style-name="odsStyleTableCell-328c626abae40f29ca4c0638c8aeab25" office:value-type="string">
            <text:p>1.43087</text:p>
          </table:table-cell>
          <table:table-cell table:style-name="odsStyleTableCell-328c626abae40f29ca4c0638c8aeab25" office:value-type="string">
            <text:p>4.79430</text:p>
          </table:table-cell>
        </table:table-row>
        <table:table-row table:style-name="ro1">
          <table:table-cell table:style-name="odsStyleTableCell-184bcfd3c5a9b29d5613d90313cbf839" office:value-type="string">
            <text:p>MEXICO</text:p>
          </table:table-cell>
          <table:table-cell table:style-name="odsStyleTableCell-184bcfd3c5a9b29d5613d90313cbf839" office:value-type="string">
            <text:p>PESO</text:p>
          </table:table-cell>
          <table:table-cell table:style-name="odsStyleTableCell-184bcfd3c5a9b29d5613d90313cbf839" office:value-type="string">
            <text:p>MXN</text:p>
          </table:table-cell>
          <table:table-cell table:style-name="odsStyleTableCell-328c626abae40f29ca4c0638c8aeab25" office:value-type="string">
            <text:p>0.40175</text:p>
          </table:table-cell>
          <table:table-cell table:style-name="odsStyleTableCell-328c626abae40f29ca4c0638c8aeab25" office:value-type="string">
            <text:p>17.07510</text:p>
          </table:table-cell>
        </table:table-row>
        <table:table-row table:style-name="ro1">
          <table:table-cell table:style-name="odsStyleTableCell-184bcfd3c5a9b29d5613d90313cbf839" office:value-type="string">
            <text:p>NORUEGA</text:p>
          </table:table-cell>
          <table:table-cell table:style-name="odsStyleTableCell-184bcfd3c5a9b29d5613d90313cbf839" office:value-type="string">
            <text:p>CORONA</text:p>
          </table:table-cell>
          <table:table-cell table:style-name="odsStyleTableCell-184bcfd3c5a9b29d5613d90313cbf839" office:value-type="string">
            <text:p>NOK</text:p>
          </table:table-cell>
          <table:table-cell table:style-name="odsStyleTableCell-328c626abae40f29ca4c0638c8aeab25" office:value-type="string">
            <text:p>0.65301</text:p>
          </table:table-cell>
          <table:table-cell table:style-name="odsStyleTableCell-328c626abae40f29ca4c0638c8aeab25" office:value-type="string">
            <text:p>10.50520</text:p>
          </table:table-cell>
        </table:table-row>
        <table:table-row table:style-name="ro1">
          <table:table-cell table:style-name="odsStyleTableCell-184bcfd3c5a9b29d5613d90313cbf839" office:value-type="string">
            <text:p>PANAMÁ</text:p>
          </table:table-cell>
          <table:table-cell table:style-name="odsStyleTableCell-184bcfd3c5a9b29d5613d90313cbf839" office:value-type="string">
            <text:p>BALBOA</text:p>
          </table:table-cell>
          <table:table-cell table:style-name="odsStyleTableCell-184bcfd3c5a9b29d5613d90313cbf839" office:value-type="string">
            <text:p>PAB</text:p>
          </table:table-cell>
          <table:table-cell table:style-name="odsStyleTableCell-328c626abae40f29ca4c0638c8aeab25" office:value-type="string">
            <text:p>6.86000</text:p>
          </table:table-cell>
          <table:table-cell table:style-name="odsStyleTableCell-328c626abae40f29ca4c0638c8aeab25" office:value-type="string">
            <text:p>1.00000</text:p>
          </table:table-cell>
        </table:table-row>
        <table:table-row table:style-name="ro1">
          <table:table-cell table:style-name="odsStyleTableCell-184bcfd3c5a9b29d5613d90313cbf839" office:value-type="string">
            <text:p>PARAGUAY</text:p>
          </table:table-cell>
          <table:table-cell table:style-name="odsStyleTableCell-184bcfd3c5a9b29d5613d90313cbf839" office:value-type="string">
            <text:p>GUARANI</text:p>
          </table:table-cell>
          <table:table-cell table:style-name="odsStyleTableCell-184bcfd3c5a9b29d5613d90313cbf839" office:value-type="string">
            <text:p>PYG</text:p>
          </table:table-cell>
          <table:table-cell table:style-name="odsStyleTableCell-328c626abae40f29ca4c0638c8aeab25" office:value-type="string">
            <text:p>0.00094</text:p>
          </table:table-cell>
          <table:table-cell table:style-name="odsStyleTableCell-328c626abae40f29ca4c0638c8aeab25" office:value-type="string">
            <text:p>7,279.90000</text:p>
          </table:table-cell>
        </table:table-row>
        <table:table-row table:style-name="ro1">
          <table:table-cell table:style-name="odsStyleTableCell-184bcfd3c5a9b29d5613d90313cbf839" office:value-type="string">
            <text:p>PERU</text:p>
          </table:table-cell>
          <table:table-cell table:style-name="odsStyleTableCell-184bcfd3c5a9b29d5613d90313cbf839" office:value-type="string">
            <text:p>NUEVO SOL</text:p>
          </table:table-cell>
          <table:table-cell table:style-name="odsStyleTableCell-184bcfd3c5a9b29d5613d90313cbf839" office:value-type="string">
            <text:p>PEN</text:p>
          </table:table-cell>
          <table:table-cell table:style-name="odsStyleTableCell-328c626abae40f29ca4c0638c8aeab25" office:value-type="string">
            <text:p>1.80569</text:p>
          </table:table-cell>
          <table:table-cell table:style-name="odsStyleTableCell-328c626abae40f29ca4c0638c8aeab25" office:value-type="string">
            <text:p>3.79910</text:p>
          </table:table-cell>
        </table:table-row>
        <table:table-row table:style-name="ro1">
          <table:table-cell table:style-name="odsStyleTableCell-184bcfd3c5a9b29d5613d90313cbf839" office:value-type="string">
            <text:p>REINO UNIDO</text:p>
          </table:table-cell>
          <table:table-cell table:style-name="odsStyleTableCell-184bcfd3c5a9b29d5613d90313cbf839" office:value-type="string">
            <text:p>LIBRA</text:p>
          </table:table-cell>
          <table:table-cell table:style-name="odsStyleTableCell-184bcfd3c5a9b29d5613d90313cbf839" office:value-type="string">
            <text:p>GBP</text:p>
          </table:table-cell>
          <table:table-cell table:style-name="odsStyleTableCell-328c626abae40f29ca4c0638c8aeab25" office:value-type="string">
            <text:p>8.65113</text:p>
          </table:table-cell>
          <table:table-cell table:style-name="odsStyleTableCell-328c626abae40f29ca4c0638c8aeab25" office:value-type="string">
            <text:p>0.79296</text:p>
          </table:table-cell>
        </table:table-row>
        <table:table-row table:style-name="ro1">
          <table:table-cell table:style-name="odsStyleTableCell-184bcfd3c5a9b29d5613d90313cbf839" office:value-type="string">
            <text:p>REPÚBLICA DOMINICANA</text:p>
          </table:table-cell>
          <table:table-cell table:style-name="odsStyleTableCell-184bcfd3c5a9b29d5613d90313cbf839" office:value-type="string">
            <text:p>PESO DOMINICANO</text:p>
          </table:table-cell>
          <table:table-cell table:style-name="odsStyleTableCell-184bcfd3c5a9b29d5613d90313cbf839" office:value-type="string">
            <text:p>DOP</text:p>
          </table:table-cell>
          <table:table-cell table:style-name="odsStyleTableCell-328c626abae40f29ca4c0638c8aeab25" office:value-type="string">
            <text:p>0.11688</text:p>
          </table:table-cell>
          <table:table-cell table:style-name="odsStyleTableCell-328c626abae40f29ca4c0638c8aeab25" office:value-type="string">
            <text:p>58.69400</text:p>
          </table:table-cell>
        </table:table-row>
        <table:table-row table:style-name="ro1">
          <table:table-cell table:style-name="odsStyleTableCell-184bcfd3c5a9b29d5613d90313cbf839" office:value-type="string">
            <text:p>REP.POPULAR CHINA</text:p>
          </table:table-cell>
          <table:table-cell table:style-name="odsStyleTableCell-184bcfd3c5a9b29d5613d90313cbf839" office:value-type="string">
            <text:p>YUAN RENMINBI OFFSHORE</text:p>
          </table:table-cell>
          <table:table-cell table:style-name="odsStyleTableCell-184bcfd3c5a9b29d5613d90313cbf839" office:value-type="string">
            <text:p>CNH</text:p>
          </table:table-cell>
          <table:table-cell table:style-name="odsStyleTableCell-328c626abae40f29ca4c0638c8aeab25" office:value-type="string">
            <text:p>0.95253</text:p>
          </table:table-cell>
          <table:table-cell table:style-name="odsStyleTableCell-328c626abae40f29ca4c0638c8aeab25" office:value-type="string">
            <text:p>7.20190</text:p>
          </table:table-cell>
        </table:table-row>
        <table:table-row table:style-name="ro1">
          <table:table-cell table:style-name="odsStyleTableCell-184bcfd3c5a9b29d5613d90313cbf839" office:value-type="string">
            <text:p>RUSIA</text:p>
          </table:table-cell>
          <table:table-cell table:style-name="odsStyleTableCell-184bcfd3c5a9b29d5613d90313cbf839" office:value-type="string">
            <text:p>RUBLO RUSO</text:p>
          </table:table-cell>
          <table:table-cell table:style-name="odsStyleTableCell-184bcfd3c5a9b29d5613d90313cbf839" office:value-type="string">
            <text:p>RUB</text:p>
          </table:table-cell>
          <table:table-cell table:style-name="odsStyleTableCell-328c626abae40f29ca4c0638c8aeab25" office:value-type="string">
            <text:p>0.07427</text:p>
          </table:table-cell>
          <table:table-cell table:style-name="odsStyleTableCell-328c626abae40f29ca4c0638c8aeab25" office:value-type="string">
            <text:p>92.36630</text:p>
          </table:table-cell>
        </table:table-row>
        <table:table-row table:style-name="ro1">
          <table:table-cell table:style-name="odsStyleTableCell-184bcfd3c5a9b29d5613d90313cbf839" office:value-type="string">
            <text:p>SINGAPUR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SGD</text:p>
          </table:table-cell>
          <table:table-cell table:style-name="odsStyleTableCell-328c626abae40f29ca4c0638c8aeab25" office:value-type="string">
            <text:p>5.10113</text:p>
          </table:table-cell>
          <table:table-cell table:style-name="odsStyleTableCell-328c626abae40f29ca4c0638c8aeab25" office:value-type="string">
            <text:p>1.34480</text:p>
          </table:table-cell>
        </table:table-row>
        <table:table-row table:style-name="ro1">
          <table:table-cell table:style-name="odsStyleTableCell-184bcfd3c5a9b29d5613d90313cbf839" office:value-type="string">
            <text:p>SUDÁFRICA</text:p>
          </table:table-cell>
          <table:table-cell table:style-name="odsStyleTableCell-184bcfd3c5a9b29d5613d90313cbf839" office:value-type="string">
            <text:p>RAND</text:p>
          </table:table-cell>
          <table:table-cell table:style-name="odsStyleTableCell-184bcfd3c5a9b29d5613d90313cbf839" office:value-type="string">
            <text:p>ZAR</text:p>
          </table:table-cell>
          <table:table-cell table:style-name="odsStyleTableCell-328c626abae40f29ca4c0638c8aeab25" office:value-type="string">
            <text:p>0.36168</text:p>
          </table:table-cell>
          <table:table-cell table:style-name="odsStyleTableCell-328c626abae40f29ca4c0638c8aeab25" office:value-type="string">
            <text:p>18.96710</text:p>
          </table:table-cell>
        </table:table-row>
        <table:table-row table:style-name="ro1">
          <table:table-cell table:style-name="odsStyleTableCell-184bcfd3c5a9b29d5613d90313cbf839" office:value-type="string">
            <text:p>SUECIA</text:p>
          </table:table-cell>
          <table:table-cell table:style-name="odsStyleTableCell-184bcfd3c5a9b29d5613d90313cbf839" office:value-type="string">
            <text:p>CORONA</text:p>
          </table:table-cell>
          <table:table-cell table:style-name="odsStyleTableCell-184bcfd3c5a9b29d5613d90313cbf839" office:value-type="string">
            <text:p>SEK</text:p>
          </table:table-cell>
          <table:table-cell table:style-name="odsStyleTableCell-328c626abae40f29ca4c0638c8aeab25" office:value-type="string">
            <text:p>0.66022</text:p>
          </table:table-cell>
          <table:table-cell table:style-name="odsStyleTableCell-328c626abae40f29ca4c0638c8aeab25" office:value-type="string">
            <text:p>10.39040</text:p>
          </table:table-cell>
        </table:table-row>
        <table:table-row table:style-name="ro1">
          <table:table-cell table:style-name="odsStyleTableCell-184bcfd3c5a9b29d5613d90313cbf839" office:value-type="string">
            <text:p>SUIZA</text:p>
          </table:table-cell>
          <table:table-cell table:style-name="odsStyleTableCell-184bcfd3c5a9b29d5613d90313cbf839" office:value-type="string">
            <text:p>FRANCO</text:p>
          </table:table-cell>
          <table:table-cell table:style-name="odsStyleTableCell-184bcfd3c5a9b29d5613d90313cbf839" office:value-type="string">
            <text:p>CHF</text:p>
          </table:table-cell>
          <table:table-cell table:style-name="odsStyleTableCell-328c626abae40f29ca4c0638c8aeab25" office:value-type="string">
            <text:p>7.78837</text:p>
          </table:table-cell>
          <table:table-cell table:style-name="odsStyleTableCell-328c626abae40f29ca4c0638c8aeab25" office:value-type="string">
            <text:p>0.88080</text:p>
          </table:table-cell>
        </table:table-row>
        <table:table-row table:style-name="ro1">
          <table:table-cell table:style-name="odsStyleTableCell-184bcfd3c5a9b29d5613d90313cbf839" office:value-type="string">
            <text:p>TAILANDIA</text:p>
          </table:table-cell>
          <table:table-cell table:style-name="odsStyleTableCell-184bcfd3c5a9b29d5613d90313cbf839" office:value-type="string">
            <text:p>THAI BAHT</text:p>
          </table:table-cell>
          <table:table-cell table:style-name="odsStyleTableCell-184bcfd3c5a9b29d5613d90313cbf839" office:value-type="string">
            <text:p>THB</text:p>
          </table:table-cell>
          <table:table-cell table:style-name="odsStyleTableCell-328c626abae40f29ca4c0638c8aeab25" office:value-type="string">
            <text:p>0.19108</text:p>
          </table:table-cell>
          <table:table-cell table:style-name="odsStyleTableCell-328c626abae40f29ca4c0638c8aeab25" office:value-type="string">
            <text:p>35.90200</text:p>
          </table:table-cell>
        </table:table-row>
        <table:table-row table:style-name="ro1">
          <table:table-cell table:style-name="odsStyleTableCell-184bcfd3c5a9b29d5613d90313cbf839" office:value-type="string">
            <text:p>TAIWAN</text:p>
          </table:table-cell>
          <table:table-cell table:style-name="odsStyleTableCell-184bcfd3c5a9b29d5613d90313cbf839" office:value-type="string">
            <text:p>DÓLAR</text:p>
          </table:table-cell>
          <table:table-cell table:style-name="odsStyleTableCell-184bcfd3c5a9b29d5613d90313cbf839" office:value-type="string">
            <text:p>TWD</text:p>
          </table:table-cell>
          <table:table-cell table:style-name="odsStyleTableCell-328c626abae40f29ca4c0638c8aeab25" office:value-type="string">
            <text:p>0.21754</text:p>
          </table:table-cell>
          <table:table-cell table:style-name="odsStyleTableCell-328c626abae40f29ca4c0638c8aeab25" office:value-type="string">
            <text:p>31.53500</text:p>
          </table:table-cell>
        </table:table-row>
        <table:table-row table:style-name="ro1">
          <table:table-cell table:style-name="odsStyleTableCell-184bcfd3c5a9b29d5613d90313cbf839" office:value-type="string">
            <text:p>TÚNEZ</text:p>
          </table:table-cell>
          <table:table-cell table:style-name="odsStyleTableCell-184bcfd3c5a9b29d5613d90313cbf839" office:value-type="string">
            <text:p>DINAR TUNECINO</text:p>
          </table:table-cell>
          <table:table-cell table:style-name="odsStyleTableCell-184bcfd3c5a9b29d5613d90313cbf839" office:value-type="string">
            <text:p>TND</text:p>
          </table:table-cell>
          <table:table-cell table:style-name="odsStyleTableCell-328c626abae40f29ca4c0638c8aeab25" office:value-type="string">
            <text:p>2.19485</text:p>
          </table:table-cell>
          <table:table-cell table:style-name="odsStyleTableCell-328c626abae40f29ca4c0638c8aeab25" office:value-type="string">
            <text:p>3.12550</text:p>
          </table:table-cell>
        </table:table-row>
        <table:table-row table:style-name="ro1">
          <table:table-cell table:style-name="odsStyleTableCell-184bcfd3c5a9b29d5613d90313cbf839" office:value-type="string">
            <text:p>TURQUÍA</text:p>
          </table:table-cell>
          <table:table-cell table:style-name="odsStyleTableCell-184bcfd3c5a9b29d5613d90313cbf839" office:value-type="string">
            <text:p>LIRA TURCA</text:p>
          </table:table-cell>
          <table:table-cell table:style-name="odsStyleTableCell-184bcfd3c5a9b29d5613d90313cbf839" office:value-type="string">
            <text:p>TRY</text:p>
          </table:table-cell>
          <table:table-cell table:style-name="odsStyleTableCell-328c626abae40f29ca4c0638c8aeab25" office:value-type="string">
            <text:p>0.22051</text:p>
          </table:table-cell>
          <table:table-cell table:style-name="odsStyleTableCell-328c626abae40f29ca4c0638c8aeab25" office:value-type="string">
            <text:p>31.10900</text:p>
          </table:table-cell>
        </table:table-row>
        <table:table-row table:style-name="ro1">
          <table:table-cell table:style-name="odsStyleTableCell-184bcfd3c5a9b29d5613d90313cbf839" office:value-type="string">
            <text:p>URUGUAY</text:p>
          </table:table-cell>
          <table:table-cell table:style-name="odsStyleTableCell-184bcfd3c5a9b29d5613d90313cbf839" office:value-type="string">
            <text:p>PESO</text:p>
          </table:table-cell>
          <table:table-cell table:style-name="odsStyleTableCell-184bcfd3c5a9b29d5613d90313cbf839" office:value-type="string">
            <text:p>UYU</text:p>
          </table:table-cell>
          <table:table-cell table:style-name="odsStyleTableCell-328c626abae40f29ca4c0638c8aeab25" office:value-type="string">
            <text:p>0.17544</text:p>
          </table:table-cell>
          <table:table-cell table:style-name="odsStyleTableCell-328c626abae40f29ca4c0638c8aeab25" office:value-type="string">
            <text:p>39.10220</text:p>
          </table:table-cell>
        </table:table-row>
        <table:table-row table:style-name="ro1">
          <table:table-cell table:style-name="odsStyleTableCell-184bcfd3c5a9b29d5613d90313cbf839" office:value-type="string">
            <text:p>VENEZUELA</text:p>
          </table:table-cell>
          <table:table-cell table:style-name="odsStyleTableCell-184bcfd3c5a9b29d5613d90313cbf839" office:value-type="string">
            <text:p>BOLIVAR DIGITAL</text:p>
          </table:table-cell>
          <table:table-cell table:style-name="odsStyleTableCell-184bcfd3c5a9b29d5613d90313cbf839" office:value-type="string">
            <text:p>VES</text:p>
          </table:table-cell>
          <table:table-cell table:style-name="odsStyleTableCell-328c626abae40f29ca4c0638c8aeab25" office:value-type="string">
            <text:p>0.18916</text:p>
          </table:table-cell>
          <table:table-cell table:style-name="odsStyleTableCell-328c626abae40f29ca4c0638c8aeab25" office:value-type="string">
            <text:p>36.26500</text:p>
          </table:table-cell>
        </table:table-row>
        <table:table-row table:style-name="ro1">
          <table:table-cell table:style-name="odsStyleTableCell-184bcfd3c5a9b29d5613d90313cbf839" office:value-type="string">
            <text:p>VIETNAM</text:p>
          </table:table-cell>
          <table:table-cell table:style-name="odsStyleTableCell-184bcfd3c5a9b29d5613d90313cbf839" office:value-type="string">
            <text:p>DONG</text:p>
          </table:table-cell>
          <table:table-cell table:style-name="odsStyleTableCell-184bcfd3c5a9b29d5613d90313cbf839" office:value-type="string">
            <text:p>VND</text:p>
          </table:table-cell>
          <table:table-cell table:style-name="odsStyleTableCell-328c626abae40f29ca4c0638c8aeab25" office:value-type="string">
            <text:p>0.00028</text:p>
          </table:table-cell>
          <table:table-cell table:style-name="odsStyleTableCell-328c626abae40f29ca4c0638c8aeab25" office:value-type="string">
            <text:p>24,531.80000</text:p>
          </table:table-cell>
        </table:table-row>
        <table:table-row table:style-name="ro1">
          <table:table-cell table:style-name="odsStyleTableCell-184bcfd3c5a9b29d5613d90313cbf839" office:value-type="string">
            <text:p/>
          </table:table-cell>
          <table:table-cell table:style-name="odsStyleTableCell-184bcfd3c5a9b29d5613d90313cbf839" office:value-type="string">
            <text:p>DERECHO ESPECIAL DE GIRO</text:p>
          </table:table-cell>
          <table:table-cell table:style-name="odsStyleTableCell-184bcfd3c5a9b29d5613d90313cbf839" office:value-type="string">
            <text:p>USD/D.E.G.</text:p>
          </table:table-cell>
          <table:table-cell table:style-name="odsStyleTableCell-328c626abae40f29ca4c0638c8aeab25" office:value-type="string">
            <text:p/>
          </table:table-cell>
          <table:table-cell table:style-name="odsStyleTableCell-328c626abae40f29ca4c0638c8aeab25" office:value-type="string">
            <text:p>1.32616</text:p>
          </table:table-cell>
        </table:table-row>
        <table:table-row table:style-name="ro1">
          <table:table-cell table:style-name="odsStyleTableCell-184bcfd3c5a9b29d5613d90313cbf839" office:value-type="string">
            <text:p/>
          </table:table-cell>
          <table:table-cell table:style-name="odsStyleTableCell-184bcfd3c5a9b29d5613d90313cbf839" office:value-type="string">
            <text:p>UNIDAD DE FOMENTO DE VIVIENDA</text:p>
          </table:table-cell>
          <table:table-cell table:style-name="odsStyleTableCell-184bcfd3c5a9b29d5613d90313cbf839" office:value-type="string">
            <text:p>Bs/UFV</text:p>
          </table:table-cell>
          <table:table-cell table:style-name="odsStyleTableCell-328c626abae40f29ca4c0638c8aeab25" office:value-type="string">
            <text:p/>
          </table:table-cell>
          <table:table-cell table:style-name="odsStyleTableCell-328c626abae40f29ca4c0638c8aeab25" office:value-type="string">
            <text:p>2.481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79ab76249e2dc30406975332429a7d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e1312765078d2d7b6307410edffdfcb" office:value-type="string">
            <text:p> </text:p>
          </table:table-cell>
          <table:table-cell table:style-name="odsStyleTableCell-1e1312765078d2d7b6307410edffdfcb" office:value-type="string">
            <text:p>UNIDAD MONETARIA</text:p>
          </table:table-cell>
          <table:table-cell table:style-name="odsStyleTableCell-1e1312765078d2d7b6307410edffdfcb" office:value-type="string">
            <text:p>MONEDA</text:p>
          </table:table-cell>
          <table:table-cell table:style-name="odsStyleTableCell-1e1312765078d2d7b6307410edffdfcb" office:value-type="string">
            <text:p>TIPO DE CAMBIO EN M.E.</text:p>
          </table:table-cell>
        </table:table-row>
        <table:table-row table:style-name="ro1">
          <table:table-cell table:style-name="odsStyleTableCell-184bcfd3c5a9b29d5613d90313cbf839" office:value-type="string">
            <text:p>ORO</text:p>
          </table:table-cell>
          <table:table-cell table:style-name="odsStyleTableCell-184bcfd3c5a9b29d5613d90313cbf839" office:value-type="string">
            <text:p>ONZA TROY ORO</text:p>
          </table:table-cell>
          <table:table-cell table:style-name="odsStyleTableCell-184bcfd3c5a9b29d5613d90313cbf839" office:value-type="string">
            <text:p>USD./O.T.F.</text:p>
          </table:table-cell>
          <table:table-cell table:style-name="odsStyleTableCell-328c626abae40f29ca4c0638c8aeab25" office:value-type="string">
            <text:p>2,023.06000</text:p>
          </table:table-cell>
        </table:table-row>
        <table:table-row table:style-name="ro1">
          <table:table-cell table:style-name="odsStyleTableCell-184bcfd3c5a9b29d5613d90313cbf839" office:value-type="string">
            <text:p>PLATA</text:p>
          </table:table-cell>
          <table:table-cell table:style-name="odsStyleTableCell-184bcfd3c5a9b29d5613d90313cbf839" office:value-type="string">
            <text:p>ONZA TROY PLATA</text:p>
          </table:table-cell>
          <table:table-cell table:style-name="odsStyleTableCell-184bcfd3c5a9b29d5613d90313cbf839" office:value-type="string">
            <text:p>USD./O.T.F.</text:p>
          </table:table-cell>
          <table:table-cell table:style-name="odsStyleTableCell-328c626abae40f29ca4c0638c8aeab25" office:value-type="string">
            <text:p>22.789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79ab76249e2dc30406975332429a7d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e1312765078d2d7b6307410edffdfcb" office:value-type="string">
            <text:p> </text:p>
          </table:table-cell>
          <table:table-cell table:style-name="odsStyleTableCell-1e1312765078d2d7b6307410edffdfcb" office:value-type="string">
            <text:p>1 MES</text:p>
          </table:table-cell>
          <table:table-cell table:style-name="odsStyleTableCell-1e1312765078d2d7b6307410edffdfcb" office:value-type="string">
            <text:p>3 MESES</text:p>
          </table:table-cell>
          <table:table-cell table:style-name="odsStyleTableCell-1e1312765078d2d7b6307410edffdfcb" office:value-type="string">
            <text:p>6 MESES</text:p>
          </table:table-cell>
        </table:table-row>
        <table:table-row table:style-name="ro1">
          <table:table-cell table:style-name="odsStyleTableCell-dd6ba42c79aae3ee02b04d7adcfc7729" office:value-type="string">
            <text:p>TASA LIBOR(USD)</text:p>
          </table:table-cell>
          <table:table-cell table:style-name="odsStyleTableCell-328c626abae40f29ca4c0638c8aeab25" office:value-type="string">
            <text:p>5.44</text:p>
          </table:table-cell>
          <table:table-cell table:style-name="odsStyleTableCell-328c626abae40f29ca4c0638c8aeab25" office:value-type="string">
            <text:p>5.58</text:p>
          </table:table-cell>
          <table:table-cell table:style-name="odsStyleTableCell-328c626abae40f29ca4c0638c8aeab25" office:value-type="string">
            <text:p>5.6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84bcfd3c5a9b29d5613d90313cbf83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32</meta:creation-date>
    <meta:generator>ods générator</meta:generator>
    <dc:date>2024-10-16T13:16:32</dc:date>
    <meta:editing-duration>PT1S</meta:editing-duration>
    <meta:editing-cycles>1</meta:editing-cycles>
    <meta:document-statistic meta:table-count="1" meta:cell-count="4" meta:object-count="0"/>
  </office:meta>
</office:document-meta>
</file>